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scadia Mono" svg:font-family="'Cascadia Mono'" style:font-family-generic="roman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Times New Roman" officeooo:rsid="001ed970" officeooo:paragraph-rsid="001ed970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weight="normal" officeooo:rsid="0024a997" officeooo:paragraph-rsid="0024a997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8pt" fo:font-weight="bold" officeooo:rsid="001ed970" officeooo:paragraph-rsid="001ed970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officeooo:rsid="00205d82" officeooo:paragraph-rsid="00205d8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officeooo:rsid="00224703" officeooo:paragraph-rsid="00224703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officeooo:rsid="00224703" officeooo:paragraph-rsid="00205d8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rsid="00224703" officeooo:paragraph-rsid="00224703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officeooo:paragraph-rsid="00224703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officeooo:rsid="00224703" officeooo:paragraph-rsid="00224703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paragraph-rsid="00391e60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paragraph-rsid="003de707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paragraph-rsid="00432de0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paragraph-rsid="004c386d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paragraph-rsid="002414c2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paragraph-rsid="0024a99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paragraph-rsid="002653b2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paragraph-rsid="00224703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2c44e26" officeooo:paragraph-rsid="00224703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normal" officeooo:rsid="00224703" officeooo:paragraph-rsid="0022470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fo:font-weight="bold" officeooo:paragraph-rsid="0024a997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fo:font-weight="bold" officeooo:paragraph-rsid="00224703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fo:font-weight="bold" officeooo:rsid="002653b2" officeooo:paragraph-rsid="002653b2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fo:font-weight="bold" officeooo:rsid="02c44e26" officeooo:paragraph-rsid="00224703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fo:font-weight="bold" officeooo:rsid="00224703" officeooo:paragraph-rsid="00224703" fo:background-color="transparent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font-weight="bold" officeooo:rsid="00224703" officeooo:paragraph-rsid="00224703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font-weight="bold" officeooo:rsid="00432de0" officeooo:paragraph-rsid="00432de0" fo:background-color="transparent" style:font-size-asian="14pt" style:font-weight-asian="bold" style:font-size-complex="14pt" style:font-weight-complex="bold"/>
    </style:style>
    <style:style style:name="P27" style:family="paragraph" style:parent-style-name="Footnote">
      <style:text-properties officeooo:rsid="005d4d32" officeooo:paragraph-rsid="005d4d32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officeooo:rsid="00224703" officeooo:paragraph-rsid="00224703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bold" officeooo:rsid="0072c0d4" officeooo:paragraph-rsid="0072c0d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bold" officeooo:rsid="0074a505" officeooo:paragraph-rsid="0074a505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normal" officeooo:paragraph-rsid="004c9ae5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2pt" fo:font-weight="normal" officeooo:paragraph-rsid="004c9ae5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4db0e8" officeooo:paragraph-rsid="004db0e8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4db0e8" officeooo:paragraph-rsid="004db0e8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515151" officeooo:paragraph-rsid="00515151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paragraph-rsid="002414c2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paragraph-rsid="0024a997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56f177" officeooo:paragraph-rsid="00624750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5b2898" officeooo:paragraph-rsid="005d2455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60f96b" officeooo:paragraph-rsid="0060f96b" fo:background-color="transparent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60f96b" officeooo:paragraph-rsid="0060f96b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724ccc" officeooo:paragraph-rsid="00724cc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72c0d4" officeooo:paragraph-rsid="00765792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74a505" officeooo:paragraph-rsid="0074a50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font-weight="normal" officeooo:rsid="007fea69" officeooo:paragraph-rsid="007fea69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2pt" officeooo:paragraph-rsid="004adbfb" fo:background-color="transparent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font-weight="bold" officeooo:paragraph-rsid="00224703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fo:font-weight="bold" officeooo:rsid="002653b2" officeooo:paragraph-rsid="002653b2" fo:background-color="transparent" style:font-size-asian="14pt" style:font-weight-asian="bold" style:font-size-complex="14pt" style:font-weight-complex="bold"/>
    </style:style>
    <style:style style:name="P4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/>
      <style:text-properties officeooo:paragraph-rsid="005d2455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weight="normal" officeooo:rsid="0024a997" officeooo:paragraph-rsid="0024a997" style:font-weight-asian="normal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weight="normal" officeooo:rsid="0052091d" officeooo:paragraph-rsid="0052091d" style:font-weight-asian="normal" style:font-weight-complex="normal"/>
    </style:style>
    <style:style style:name="P5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/>
      <style:text-properties officeooo:rsid="005d2455" officeooo:paragraph-rsid="005d2455"/>
    </style:style>
    <style:style style:name="P5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/>
      <style:text-properties officeooo:rsid="005d602c" officeooo:paragraph-rsid="005d602c"/>
    </style:style>
    <style:style style:name="T1" style:family="text">
      <style:text-properties officeooo:rsid="0021e54d"/>
    </style:style>
    <style:style style:name="T2" style:family="text">
      <style:text-properties officeooo:rsid="00224703"/>
    </style:style>
    <style:style style:name="T3" style:family="text">
      <style:text-properties fo:color="#000000" loext:opacity="100%" style:font-name="Times New Roman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color="#000000" loext:opacity="100%" style:font-name="Times New Roman" fo:font-size="12pt" fo:font-weight="normal" officeooo:rsid="005b2898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Times New Roman" fo:font-size="12pt" fo:font-weight="normal" officeooo:rsid="005d2455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Times New Roman" fo:font-size="12pt" fo:font-weight="normal" officeooo:rsid="005e6140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Times New Roman" fo:font-size="12pt" fo:font-style="italic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000000" loext:opacity="100%" style:font-name="Times New Roman" fo:font-size="12pt" fo:font-style="italic" fo:font-weight="normal" officeooo:rsid="005b289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89e90" style:font-weight-asian="bold" style:font-weight-complex="bold"/>
    </style:style>
    <style:style style:name="T13" style:family="text">
      <style:text-properties officeooo:rsid="00f8ae62"/>
    </style:style>
    <style:style style:name="T14" style:family="text">
      <style:text-properties officeooo:rsid="02c44e26"/>
    </style:style>
    <style:style style:name="T15" style:family="text">
      <style:text-properties officeooo:rsid="02c5102c"/>
    </style:style>
    <style:style style:name="T16" style:family="text">
      <style:text-properties officeooo:rsid="03b9d63b"/>
    </style:style>
    <style:style style:name="T17" style:family="text">
      <style:text-properties officeooo:rsid="041c3ec7"/>
    </style:style>
    <style:style style:name="T18" style:family="text">
      <style:text-properties officeooo:rsid="03bad2f8"/>
    </style:style>
    <style:style style:name="T19" style:family="text">
      <style:text-properties officeooo:rsid="041cb240"/>
    </style:style>
    <style:style style:name="T20" style:family="text">
      <style:text-properties officeooo:rsid="041dee40"/>
    </style:style>
    <style:style style:name="T21" style:family="text">
      <style:text-properties officeooo:rsid="03bb43ab"/>
    </style:style>
    <style:style style:name="T22" style:family="text">
      <style:text-properties officeooo:rsid="002414c2"/>
    </style:style>
    <style:style style:name="T23" style:family="text">
      <style:text-properties officeooo:rsid="0024a997"/>
    </style:style>
    <style:style style:name="T24" style:family="text">
      <style:text-properties officeooo:rsid="002653b2"/>
    </style:style>
    <style:style style:name="T25" style:family="text">
      <style:text-properties officeooo:rsid="012d9856"/>
    </style:style>
    <style:style style:name="T26" style:family="text">
      <style:text-properties officeooo:rsid="05741269"/>
    </style:style>
    <style:style style:name="T27" style:family="text">
      <style:text-properties officeooo:rsid="012e79be"/>
    </style:style>
    <style:style style:name="T28" style:family="text">
      <style:text-properties officeooo:rsid="0131ce25"/>
    </style:style>
    <style:style style:name="T29" style:family="text">
      <style:text-properties officeooo:rsid="01325ada"/>
    </style:style>
    <style:style style:name="T30" style:family="text">
      <style:text-properties officeooo:rsid="01335efe"/>
    </style:style>
    <style:style style:name="T31" style:family="text">
      <style:text-properties officeooo:rsid="013461c8"/>
    </style:style>
    <style:style style:name="T32" style:family="text">
      <style:text-properties officeooo:rsid="012781bd"/>
    </style:style>
    <style:style style:name="T33" style:family="text">
      <style:text-properties officeooo:rsid="01245058"/>
    </style:style>
    <style:style style:name="T34" style:family="text">
      <style:text-properties officeooo:rsid="012cbe05"/>
    </style:style>
    <style:style style:name="T35" style:family="text">
      <style:text-properties officeooo:rsid="013ac180"/>
    </style:style>
    <style:style style:name="T36" style:family="text">
      <style:text-properties officeooo:rsid="002b0749"/>
    </style:style>
    <style:style style:name="T37" style:family="text">
      <style:text-properties officeooo:rsid="002be0ff"/>
    </style:style>
    <style:style style:name="T38" style:family="text">
      <style:text-properties officeooo:rsid="002f7616"/>
    </style:style>
    <style:style style:name="T39" style:family="text">
      <style:text-properties officeooo:rsid="0033ac5d"/>
    </style:style>
    <style:style style:name="T40" style:family="text">
      <style:text-properties officeooo:rsid="00355caa"/>
    </style:style>
    <style:style style:name="T41" style:family="text">
      <style:text-properties officeooo:rsid="0035694d"/>
    </style:style>
    <style:style style:name="T42" style:family="text">
      <style:text-properties officeooo:rsid="00383344"/>
    </style:style>
    <style:style style:name="T43" style:family="text">
      <style:text-properties officeooo:rsid="00391e60"/>
    </style:style>
    <style:style style:name="T44" style:family="text">
      <style:text-properties officeooo:rsid="0039f9fe"/>
    </style:style>
    <style:style style:name="T45" style:family="text">
      <style:text-properties officeooo:rsid="003a1686"/>
    </style:style>
    <style:style style:name="T46" style:family="text">
      <style:text-properties officeooo:rsid="003c1b69"/>
    </style:style>
    <style:style style:name="T47" style:family="text">
      <style:text-properties officeooo:rsid="003de707"/>
    </style:style>
    <style:style style:name="T48" style:family="text">
      <style:text-properties officeooo:rsid="003f7085"/>
    </style:style>
    <style:style style:name="T49" style:family="text">
      <style:text-properties officeooo:rsid="00432a1c"/>
    </style:style>
    <style:style style:name="T50" style:family="text">
      <style:text-properties fo:font-weight="normal" officeooo:rsid="011eb792" style:font-weight-asian="normal" style:font-weight-complex="normal"/>
    </style:style>
    <style:style style:name="T51" style:family="text">
      <style:text-properties fo:font-weight="normal" officeooo:rsid="00432de0" style:font-weight-asian="normal" style:font-weight-complex="normal"/>
    </style:style>
    <style:style style:name="T52" style:family="text">
      <style:text-properties officeooo:rsid="03f99e7a"/>
    </style:style>
    <style:style style:name="T53" style:family="text">
      <style:text-properties officeooo:rsid="011eb792"/>
    </style:style>
    <style:style style:name="T54" style:family="text">
      <style:text-properties officeooo:rsid="011ff314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1c0160" style:font-style-asian="italic" style:font-style-complex="italic"/>
    </style:style>
    <style:style style:name="T57" style:family="text">
      <style:text-properties fo:font-style="italic" officeooo:rsid="012e79be" style:font-style-asian="italic" style:font-style-complex="italic"/>
    </style:style>
    <style:style style:name="T58" style:family="text">
      <style:text-properties fo:font-style="italic" officeooo:rsid="01325ada" style:font-style-asian="italic" style:font-style-complex="italic"/>
    </style:style>
    <style:style style:name="T59" style:family="text">
      <style:text-properties fo:font-style="italic" officeooo:rsid="004adbfb" style:font-style-asian="italic" style:font-style-complex="italic"/>
    </style:style>
    <style:style style:name="T60" style:family="text">
      <style:text-properties fo:font-style="italic" officeooo:rsid="004b2547" style:font-style-asian="italic" style:font-style-complex="italic"/>
    </style:style>
    <style:style style:name="T61" style:family="text">
      <style:text-properties fo:font-style="italic" officeooo:rsid="00391e60" style:font-style-asian="italic" style:font-style-complex="italic"/>
    </style:style>
    <style:style style:name="T62" style:family="text">
      <style:text-properties fo:font-style="italic" officeooo:rsid="004db0e8" style:font-style-asian="italic" style:font-style-complex="italic"/>
    </style:style>
    <style:style style:name="T63" style:family="text">
      <style:text-properties fo:font-style="italic" officeooo:rsid="004e0d81" style:font-style-asian="italic" style:font-style-complex="italic"/>
    </style:style>
    <style:style style:name="T64" style:family="text">
      <style:text-properties fo:font-style="italic" officeooo:rsid="006c01e9" style:font-style-asian="italic" style:font-style-complex="italic"/>
    </style:style>
    <style:style style:name="T65" style:family="text">
      <style:text-properties fo:font-style="italic" officeooo:rsid="011eb792" style:font-style-asian="italic" style:font-style-complex="italic"/>
    </style:style>
    <style:style style:name="T66" style:family="text">
      <style:text-properties fo:font-style="italic" officeooo:rsid="011f7d17" style:font-style-asian="italic" style:font-style-complex="italic"/>
    </style:style>
    <style:style style:name="T67" style:family="text">
      <style:text-properties fo:font-style="italic" officeooo:rsid="00432de0" style:font-style-asian="italic" style:font-style-complex="italic"/>
    </style:style>
    <style:style style:name="T68" style:family="text">
      <style:text-properties fo:font-style="italic" officeooo:rsid="006fad7f" style:font-style-asian="italic" style:font-style-complex="italic"/>
    </style:style>
    <style:style style:name="T69" style:family="text">
      <style:text-properties fo:font-style="italic" officeooo:rsid="0070a56c" style:font-style-asian="italic" style:font-style-complex="italic"/>
    </style:style>
    <style:style style:name="T70" style:family="text">
      <style:text-properties fo:font-style="italic" fo:font-weight="normal" officeooo:rsid="006c01e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432de0" style:font-style-asian="italic" style:font-weight-asian="normal" style:font-style-complex="italic" style:font-weight-complex="normal"/>
    </style:style>
    <style:style style:name="T72" style:family="text">
      <style:text-properties officeooo:rsid="004adbfb"/>
    </style:style>
    <style:style style:name="T73" style:family="text">
      <style:text-properties officeooo:rsid="004b2547"/>
    </style:style>
    <style:style style:name="T74" style:family="text">
      <style:text-properties officeooo:rsid="004c386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4c386d" style:font-style-asian="normal" style:font-style-complex="normal"/>
    </style:style>
    <style:style style:name="T77" style:family="text">
      <style:text-properties fo:font-style="normal" officeooo:rsid="00391e60" style:font-style-asian="normal" style:font-style-complex="normal"/>
    </style:style>
    <style:style style:name="T78" style:family="text">
      <style:text-properties officeooo:rsid="004e0d81"/>
    </style:style>
    <style:style style:name="T79" style:family="text">
      <style:text-properties officeooo:rsid="00518eba"/>
    </style:style>
    <style:style style:name="T80" style:family="text">
      <style:text-properties officeooo:rsid="0052f1e3"/>
    </style:style>
    <style:style style:name="T81" style:family="text">
      <style:text-properties officeooo:rsid="0054b064"/>
    </style:style>
    <style:style style:name="T82" style:family="text">
      <style:text-properties officeooo:rsid="00564917"/>
    </style:style>
    <style:style style:name="T83" style:family="text">
      <style:text-properties officeooo:rsid="00574ae6"/>
    </style:style>
    <style:style style:name="T84" style:family="text">
      <style:text-properties officeooo:rsid="0057d8d7"/>
    </style:style>
    <style:style style:name="T85" style:family="text">
      <style:text-properties officeooo:rsid="005d2455"/>
    </style:style>
    <style:style style:name="T86" style:family="text">
      <style:text-properties officeooo:rsid="00624750"/>
    </style:style>
    <style:style style:name="T87" style:family="text">
      <style:text-properties officeooo:rsid="00645abc"/>
    </style:style>
    <style:style style:name="T88" style:family="text">
      <style:text-properties officeooo:rsid="0065f99c"/>
    </style:style>
    <style:style style:name="T89" style:family="text">
      <style:text-properties officeooo:rsid="00677c5e"/>
    </style:style>
    <style:style style:name="T90" style:family="text">
      <style:text-properties officeooo:rsid="0068af9c"/>
    </style:style>
    <style:style style:name="T91" style:family="text">
      <style:text-properties officeooo:rsid="006d4446"/>
    </style:style>
    <style:style style:name="T92" style:family="text">
      <style:text-properties officeooo:rsid="006ef217"/>
    </style:style>
    <style:style style:name="T93" style:family="text">
      <style:text-properties officeooo:rsid="006fad7f"/>
    </style:style>
    <style:style style:name="T94" style:family="text">
      <style:text-properties officeooo:rsid="0070a56c"/>
    </style:style>
    <style:style style:name="T95" style:family="text">
      <style:text-properties officeooo:rsid="0071aad8"/>
    </style:style>
    <style:style style:name="T96" style:family="text">
      <style:text-properties officeooo:rsid="0072c0d4"/>
    </style:style>
    <style:style style:name="T97" style:family="text">
      <style:text-properties officeooo:rsid="00765792"/>
    </style:style>
    <style:style style:name="T98" style:family="text">
      <style:text-properties officeooo:rsid="00779962"/>
    </style:style>
    <style:style style:name="T99" style:family="text">
      <style:text-properties officeooo:rsid="0078d5ce"/>
    </style:style>
    <style:style style:name="T100" style:family="text">
      <style:text-properties officeooo:rsid="007a2e50"/>
    </style:style>
    <style:style style:name="T101" style:family="text">
      <style:text-properties officeooo:rsid="007b8f72"/>
    </style:style>
    <style:style style:name="T102" style:family="text">
      <style:text-properties officeooo:rsid="007bef47"/>
    </style:style>
    <style:style style:name="T103" style:family="text">
      <style:text-properties officeooo:rsid="007de3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ttleship Game 2 AI<text:span text:style-name="T2"> - Dokumentacja</text:span></text:p>
      <text:p text:style-name="P1"/>
      <text:p text:style-name="P4"/>
      <text:p text:style-name="P4"/>
      <text:p text:style-name="P4"><text:span text:style-name="T1">1. </text:span>Wstęp<text:span text:style-name="T2">:</text:span></text:p>
      <text:p text:style-name="P2"/>
      <text:p text:style-name="P50"><text:span text:style-name="T40"><text:tab/></text:span>Niniejsza dokumentacja została stworzona, aby dostarczyć <text:span text:style-name="T79">niezbędnych</text:span> informacji dotyczących funkcjonowania programu, jego struktury, oraz technologii użytych podczas implementacji. Battleship Game 2 AI jest rozbudowaną wersją klasycznej gry w statki, która oferuje graczowi <text:span text:style-name="T40">rywalizację ze</text:span> sztuczną inteligencją. Dokumentacja ta jest skierowana <text:span text:style-name="T40">dla zawodowych programistów, jak również dla studentów </text:span><text:span text:style-name="T41">"Informatyki", zorientowanych na programowanie</text:span><text:span text:style-name="T40">.</text:span></text:p>
      <text:p text:style-name="P50"/>
      <text:p text:style-name="P51"><text:tab/>W związku z bardzo dużym rozmiarem projektu absurdem byłoby wyjaśnianie wszystkiego po każdej linii kodu. Z tego właśnie powodu <text:span text:style-name="T84">w opisie metod wyjaśniono</text:span> przedewszystkim <text:span text:style-name="T84">to </text:span>co robi konkretna metoda<text:span text:style-name="T80"> -</text:span> krok po kroku, jak<text:span text:style-name="T81"> to robi</text:span> i jakie przyjmuje argumenty oraz co<text:span text:style-name="T81"> zwraca.</text:span></text:p>
      <text:p text:style-name="P6"/>
      <text:p text:style-name="P6"/>
      <text:p text:style-name="P5"/>
      <text:p text:style-name="P7"><text:span text:style-name="T11">2. </text:span><text:span text:style-name="T12">Krótki opis projektu</text:span><text:span text:style-name="T9">:</text:span></text:p>
      <text:p text:style-name="P14"/>
      <text:p text:style-name="P14"><text:span text:style-name="T39"><text:tab/></text:span><text:span text:style-name="T13">Projekt jest grą, o nazwie Battle</text:span><text:span text:style-name="T43">s</text:span><text:span text:style-name="T13">hip, </text:span><text:span text:style-name="T14">która jest odtwarzana w oknie konsoli </text:span><text:span text:style-name="T15">programu</text:span><text:span text:style-name="T13">. </text:span>Battleship <text:span text:style-name="T16">jest</text:span> <text:span text:style-name="T17">grą typu </text:span>strategiczno-planszow<text:span text:style-name="T17">ego</text:span> <text:span text:style-name="T16">przeznaczoną</text:span> dla <text:span text:style-name="T49">jednej</text:span> os<text:span text:style-name="T49">oby</text:span>. <text:span text:style-name="T17">Gra ta p</text:span><text:span text:style-name="T18">olega na toczeniu bitew pomiędzy </text:span><text:span text:style-name="T19">dwoma gracz</text:span><text:span text:style-name="T20">am</text:span><text:span text:style-name="T19">i</text:span><text:span text:style-name="T18">, którzy muszą zatopić wszystkie statki swojego wroga. Wygrywa ta osoba, która zatopi wszystkie statki przeciwnika.</text:span><text:span text:style-name="T42"> </text:span><text:span text:style-name="T82">W tej wersji gry p</text:span><text:span text:style-name="T42">rzeciwnikiem gracza jest sztuczna inteligencja.</text:span></text:p>
      <text:p text:style-name="P14"/>
      <text:p text:style-name="P38"><text:tab/>Gra jest zaawansowana pod względem funkcjonalności. Oprócz podstawowych funkcji związanych z mechaniką bitwy, gra oferuje nawigowanie jak w prawdziwych grach komputerowych. Mówiąc jaśniej, gra skłąda się z osobnych stron z przyciskami, które wybiera się klikając strzałki "góra", "dół", jak w prawdziwych grach. Główną stroną jest Menu, skąd można dostać się do innych stron: aktualnie jedynego trybu gry, jej instrukcji, rankingu, opcji i napisów końcowych. Gra jest wyposażona w system tworzenia nowych użytkowników dla danego trybu gry, sytyem rankingowy i system opcji. </text:p>
      <text:p text:style-name="P38"/>
      <text:p text:style-name="P38"><text:span text:style-name="T86"><text:tab/></text:span>Dodatkowo gra korzysta z zewnętrznych plików tekstowych do zapisu danych, dzięki czemu po wyjściu z niej żadne dane nie są tracone. Ponadto gra jest wyposarzona w obsługę błędów z algorytmami walidującymi ich zawartość, dzięki czemu kiedy<text:span text:style-name="T83"> określony</text:span> plik<text:span text:style-name="T83"> danych</text:span> nie zostanie odnaleziony lub ma błędną zawartość program nie zacina się, a działa dalej wyświetlając informację o problemie.<text:span text:style-name="T86"> Gra zawiera także ścieżki dźwiękowe odtwarzane w pętli w określonych momentach działania programu oraz stronę internetową, na której pojawiają sie przewijane napisy końcowe.</text:span></text:p>
      <text:p text:style-name="P19"/>
      <text:p text:style-name="P25"/>
      <text:p text:style-name="P25"/>
      <text:p text:style-name="P25">3. Cele projektu:</text:p>
      <text:p text:style-name="P8"/>
      <text:p text:style-name="P10"><text:span text:style-name="T46"><text:tab/></text:span>Głównym celem projektu jest przede wszystkim wzbudzenie ciekawości i zachwytu u osób <text:span text:style-name="T43">szlifujących</text:span> <text:span text:style-name="T43">umiejętności programistyczne</text:span>, <text:span text:style-name="T43">szczególnie u tych, ktorzy mają problemy z trzymaniem </text:span><text:span text:style-name="T61">"czystego kodu"</text:span><text:span text:style-name="T76"> w programowaniu obiektowym</text:span><text:span text:style-name="T75">. </text:span><text:span text:style-name="T77">Jest dużo ambitnyc</text:span><text:span text:style-name="T43">h programistów, ale ich potencjał jest marnowany nie przez coraz to bardziej skomplikowane algorytmu i konstrukcje z którymi mają do czynienia, a przez tzw. </text:span><text:span text:style-name="T61">"kod sphagetti"</text:span><text:span text:style-name="T43">, który znacząco utrudnia i spowalnia im </text:span><text:soft-page-break/><text:span text:style-name="T43">pracę z kodem. Projekt ten ma za zadanie swoją strukturą, sposobem pisania kodu zainspirować ludzi do takiego organizowania kodu, aby </text:span><text:span text:style-name="T44">efektywniej i przyjemniej pisali poprawnie działający kod.</text:span></text:p>
      <text:p text:style-name="P13"><text:line-break/><text:span text:style-name="T46"><text:tab/></text:span><text:span text:style-name="T45">Dodatkowo działanie programu, w tym algorytmów sztucznej inteligencji ma na celu zachęcenie osób interesujących się programowaniem do tworzenia tego typu rzeczy w celu poszerzenia swoich umiejętności.</text:span><text:span text:style-name="T74"> </text:span><text:span text:style-name="T45">Projekt ten stanowi także</text:span> źródło rozrywki i relaksu<text:span text:style-name="T45">.</text:span></text:p>
      <text:p text:style-name="P19"/>
      <text:p text:style-name="P19"/>
      <text:p text:style-name="P19"/>
      <text:p text:style-name="P25">4. Informacje o autorze:</text:p>
      <text:p text:style-name="P11"><text:span text:style-name="T47"><text:tab/></text:span>Autorem programu jest: Patryk Szewczyk - uczeń Akademii Handlowej Nauk Stosowanych <text:span text:style-name="T47">3</text:span> semestru na kierunku: Informatyka. Autor zakazuje kopiowania<text:span text:style-name="T48">, modyfikowania</text:span> i udostępniania gry, korzystania z niej w celach marketingowych i sprzedawania jej jako samodzielnego produktu.</text:p>
      <text:p text:style-name="P47"/>
      <text:p text:style-name="P20"/>
      <text:p text:style-name="P20"/>
      <text:p text:style-name="P20"><text:span text:style-name="T23">5</text:span>. Technologie i Biblioteki:</text:p>
      <text:p text:style-name="P15"/>
      <text:p text:style-name="P15"><text:span text:style-name="T39"><text:tab/></text:span><text:span text:style-name="T21">Projekt ten został napisany w </text:span><text:span text:style-name="T22">znacznej większości w </text:span><text:span text:style-name="T21">języku programowania C#</text:span><text:span text:style-name="T22"> oraz w znacznej mniejszości w językach HTML, CSS i JavaScript</text:span><text:span text:style-name="T21">. <text:s/></text:span><text:span text:style-name="T22">S</text:span><text:span text:style-name="T21">truktura</text:span><text:span text:style-name="T22"> programu w C#</text:span><text:span text:style-name="T21"> opiera się na programowaniu obiektowym.</text:span><text:span text:style-name="T72"> Program został napisany w języku C#, natomiast języki HTML, CSS i JavaScript zostały wykorzystane do utworzenia strony</text:span><text:span text:style-name="T73"> www</text:span><text:span text:style-name="T72"> </text:span><text:span text:style-name="T59">"napisów końcowych"</text:span><text:span text:style-name="T72"> programu.</text:span><text:span text:style-name="T73"> Strona ta otwierana jest w przeglądarce za pośrednictwem programu. Jedynym warunkiem, który musi być spełniony, aby strona otworzyła się poprawnie jest ustawienie domyślnego otwierania plików z rozszerzeniem </text:span><text:span text:style-name="T60">".html"</text:span><text:span text:style-name="T73"> w przeglądarce.</text:span></text:p>
      <text:p text:style-name="P15"/>
      <text:p text:style-name="P40">Biblioteki użyte do progremu:</text:p>
      <text:list text:style-name="L5">
        <text:list-item>
          <text:p text:style-name="P41"><text:span text:style-name="T55">System</text:span><text:span text:style-name="T89"> - zawiera wiele</text:span><text:span text:style-name="T90"> podstawowych</text:span><text:span text:style-name="T89"> klas, które są niezbędne do działania </text:span><text:span text:style-name="T90">programu.</text:span></text:p>
        </text:list-item>
        <text:list-item>
          <text:p text:style-name="P41"><text:span text:style-name="T55">System.Collections.Generic</text:span><text:span text:style-name="T87"> - kożystanie z list dynamicznych.</text:span></text:p>
        </text:list-item>
        <text:list-item>
          <text:p text:style-name="P41"><text:span text:style-name="T55">System.IO</text:span><text:span text:style-name="T87"> - </text:span><text:span text:style-name="T88">zapis i odczyt danych z plików tekstowych .txt.</text:span></text:p>
        </text:list-item>
        <text:list-item>
          <text:p text:style-name="P41"><text:span text:style-name="T55">System.Media</text:span><text:span text:style-name="T87"> - odtwarzanie i kontrola ścieżek dźwiękowych.</text:span></text:p>
        </text:list-item>
        <text:list-item>
          <text:p text:style-name="P41"><text:span text:style-name="T55">System.Diagnostics</text:span><text:span text:style-name="T87"> - otworzenie pliku .html (domyślnie) w przeglądarce.</text:span></text:p>
        </text:list-item>
      </text:list>
      <text:p text:style-name="P15"/>
      <text:p text:style-name="P39"><text:tab/>Oprócz wyżej wymienionych bibliotek program jest wyposażony <text:span text:style-name="T85">w </text:span>plik <text:span text:style-name="T55">"</text:span><text:span text:style-name="T62">Library_GlobalMethods.cs</text:span><text:span text:style-name="T55">"</text:span>, który jest specjalną biblioteką<text:span text:style-name="T102"> wspólnych</text:span> klas i metod <text:span text:style-name="T102">ogólnego przeznaczenia </text:span>dla wyłącznie tego programu. Utworzono ją w celu<text:span text:style-name="T85">:</text:span></text:p>
      <text:list text:style-name="L4">
        <text:list-item>
          <text:p text:style-name="P49"><text:span text:style-name="T5">Z</text:span><text:span text:style-name="T4">większenia estetyki kodu, poprzez eliminację powtarzania tych samych metod na wielu stronach, szczególnie odnosi się to do klasy </text:span><text:span text:style-name="T8">"Page"</text:span><text:span text:style-name="T4">, w której znajdują się metody z których kożysta niemal każda strona w grze.</text:span></text:p>
        </text:list-item>
        <text:list-item>
          <text:p text:style-name="P52"><text:span text:style-name="T4">E</text:span><text:span text:style-name="T3">liminacji powtarzania mniejszych algorytmów, które zaśmiecają czytelność kodu w większych algorytmach oraz w określonych kontekstach działania metod w ramach </text:span><text:span text:style-name="T7">"działania dominującego"</text:span><text:span text:style-name="T3">[</text:span><text:span text:style-name="T3"><text:note text:id="ftn0" text:note-class="footnote"><text:note-citation>1</text:note-citation><text:note-body><text:p text:style-name="P27">Czysty kod. Podręcznik dobrego programisty, Robret C. Martin, strona 57.</text:p></text:note-body></text:note></text:span><text:span text:style-name="T3">].</text:span></text:p>
        </text:list-item>
        <text:list-item>
          <text:p text:style-name="P53"><text:span text:style-name="T3">Ułatwienia pisania kodu, szczególnie przy metodzie kolorowaniu tekstu oraz usuwania spacji</text:span><text:span text:style-name="T6"> w zmiennych ciagu tekstowego.</text:span></text:p>
        </text:list-item>
      </text:list>
      <text:p text:style-name="P15"/>
      <text:p text:style-name="P15"/>
      <text:p text:style-name="P15"/>
      <text:p text:style-name="P22"/>
      <text:p text:style-name="P22"/>
      <text:p text:style-name="P22"><text:soft-page-break/>6. Testy:</text:p>
      <text:p text:style-name="P16"/>
      <text:p text:style-name="P16"><text:span text:style-name="T39"><text:tab/></text:span>Program ten był wielokrotnie testowany na różnych etapach produkcji. Celem testów było sprawdzenie poprawności działania programu i znalezienie wszystkich możliwych do wystąpienia błędów, z zamiarem likwidacji ich. W celu osiągnięcia jak największej wydajności pracy oraz związanego z tym zminimalizowania występowania błędów, program był często poddawany testom jednostkowym, poszczególnych części metod danych klas i finalnie przy testowaniu działania całych metod oraz zwracania z nich przetworzonych (w nich) zmiennych<text:span text:style-name="T36">. T</text:span><text:span text:style-name="T33">esty były przeprowadzane <text:s/></text:span><text:span text:style-name="T36">regularnie po implementowaniu każdego etapu danej metody.</text:span><text:span text:style-name="T34"> Ważniejszym punktem </text:span><text:span text:style-name="T36">był</text:span><text:span text:style-name="T34"> sposób, a dokładniej idea przeprowadzania </text:span><text:span text:style-name="T35">tych </text:span><text:span text:style-name="T34">testów.</text:span></text:p>
      <text:p text:style-name="P16"/>
      <text:p text:style-name="P16"><text:span text:style-name="T39"><text:tab/></text:span><text:span text:style-name="T25">Wszystkie testy </text:span><text:span text:style-name="T26">b</text:span><text:span text:style-name="T25">yły przeprowadzane na podstawie wyświetlania w konsoli określonych danych, na podstawie których było stwierdzane, czy program działa poprawnie, oczywiście we wszystkich możliwych przypadkach wystąpienia tych danych. </text:span><text:span text:style-name="T27">Dane były przekazywane w dwóch formach. Pierwszą z <text:s/>nich był zwykły komunikat </text:span><text:span text:style-name="T56">"</text:span><text:span text:style-name="T57">Console.WrieLine()</text:span><text:span text:style-name="T56">"</text:span><text:span text:style-name="T27"> z określoną w środku wartością oraz znajdującym się na końcu komunikatem o kontynuowaniu gry z </text:span><text:span text:style-name="T56">"</text:span><text:span text:style-name="T57">Console.ReadLine()</text:span><text:span text:style-name="T56">"</text:span><text:span text:style-name="T27">. </text:span><text:span text:style-name="T28">Drugą formą testów było wyświetlanie danych z danej tabeli</text:span><text:span text:style-name="T37"> lub listy dynamicznej</text:span><text:span text:style-name="T28"> </text:span><text:span text:style-name="T29">za pomocą pętli </text:span><text:span text:style-name="T58">„for”</text:span><text:span text:style-name="T29"> </text:span><text:span text:style-name="T30">(w tym </text:span><text:span text:style-name="T31">także</text:span><text:span text:style-name="T30"> zagnieżdżonych)</text:span><text:span text:style-name="T29"> </text:span><text:span text:style-name="T28">w celu sprawdzenia ich poprawności względem oczekiwanych wyników. </text:span>Linie kodu odpowiedzialne za testy zostały usunięte, z powodu przejścia <text:span text:style-name="T37">pozytywnie </text:span>przez program wszystkich testów oraz w celu zwiększenia<text:span text:style-name="T37"> </text:span><text:span text:style-name="T38">finalnej</text:span> <text:span text:style-name="T32">czytelności</text:span> kodu.</text:p>
      <text:p text:style-name="P19"/>
      <text:p text:style-name="P19"/>
      <text:p text:style-name="P19"/>
      <text:p text:style-name="P21"><text:span text:style-name="T24">7</text:span>. Struktura programu:</text:p>
      <text:p text:style-name="P17"/>
      <text:p text:style-name="P33"><text:span text:style-name="T79"><text:tab/></text:span>Program składa się z 9 plików .cs oraz dodatkowych 3 plików: .html, .css i .js. Pliki .cs zawierają kolejno:</text:p>
      <text:list text:style-name="L2">
        <text:list-item>
          <text:p text:style-name="P34"><text:span text:style-name="T55">Library_GlobalMethods.cs</text:span><text:span text:style-name="T78"> - Bibliotek</text:span><text:span text:style-name="T99">a</text:span><text:span text:style-name="T78"> </text:span><text:span text:style-name="T101">wspólnych </text:span><text:span text:style-name="T78">klas i metod </text:span><text:span text:style-name="T98">statycznych,</text:span><text:span text:style-name="T99"> ogólnego przeznaczenia,</text:span><text:span text:style-name="T98"> wykoszystywanych w obrębie całego programu</text:span></text:p>
        </text:list-item>
        <text:list-item>
          <text:p text:style-name="P34"><text:span text:style-name="T55">Program.cs</text:span><text:span text:style-name="T78"> - Inicjator programu.</text:span></text:p>
        </text:list-item>
        <text:list-item>
          <text:p text:style-name="P34"><text:span text:style-name="T63">Page_</text:span><text:span text:style-name="T55">Intro.cs</text:span><text:span text:style-name="T78"> - Strona informacyjna o projekcie, autorze projektu i o prawach autorskich.</text:span></text:p>
        </text:list-item>
        <text:list-item>
          <text:p text:style-name="P34"><text:span text:style-name="T55">Page_Menu.cs</text:span><text:span text:style-name="T78"> - Strona menu.</text:span></text:p>
        </text:list-item>
        <text:list-item>
          <text:p text:style-name="P34"><text:span text:style-name="T55">Page_PVC.cs</text:span><text:span text:style-name="T78"> - Strony trybu "PVC".</text:span></text:p>
        </text:list-item>
        <text:list-item>
          <text:p text:style-name="P34"><text:span text:style-name="T55">Page_Instructions.cs</text:span><text:span text:style-name="T78"> - Strona instrukcji gry.</text:span></text:p>
        </text:list-item>
        <text:list-item>
          <text:p text:style-name="P34"><text:span text:style-name="T55">Page_Ranking.cs</text:span><text:span text:style-name="T78"> - Strona rankingów poszczególnych trybów gry.</text:span></text:p>
        </text:list-item>
        <text:list-item>
          <text:p text:style-name="P34"><text:span text:style-name="T55">Page_Options.cs</text:span><text:span text:style-name="T78"> - Strona opcji gry.</text:span></text:p>
        </text:list-item>
        <text:list-item>
          <text:p text:style-name="P34"><text:span text:style-name="T55">Page_Credits.cs</text:span><text:span text:style-name="T78"> - Strona napisów końcowych, która otwiera plik .html w przeglądarce.</text:span></text:p>
          <text:list>
            <text:list-item>
              <text:p text:style-name="P34"><text:span text:style-name="T55">credits.html</text:span><text:span text:style-name="T78"> - Szkielet strony internetowej wyświetlającej napisy końcowe.</text:span></text:p>
            </text:list-item>
            <text:list-item>
              <text:p text:style-name="P34"><text:span text:style-name="T55">credits.css</text:span><text:span text:style-name="T78"> - Stylowanie strony napisów końcowej.</text:span></text:p>
            </text:list-item>
            <text:list-item>
              <text:p text:style-name="P34"><text:span text:style-name="T55">credits.js</text:span><text:span text:style-name="T78"> - Animowanie strony napisów końcowych.</text:span></text:p>
            </text:list-item>
          </text:list>
        </text:list-item>
      </text:list>
      <text:p text:style-name="P35"/>
      <text:p text:style-name="P43"><text:tab/><text:span text:style-name="T97">Aby dobrze zrozumieć strukturę programu i mapę poszczególnych klas, ich metod i klas potomnych należy najpierw zrozumieć ogólną ideę działania programu. </text:span>Idea działania działania programu opiera się na zasadzie <text:span text:style-name="T93">każdej normalniej gry. Wyobraźmy sobie klasyczną grę </text:span><text:span text:style-name="T68">"</text:span><text:span text:style-name="T69">Tetris</text:span><text:span text:style-name="T68">"</text:span><text:span text:style-name="T93"> - tą najbardziej klasyczną</text:span><text:span text:style-name="T94">. Mamy ekran menu, z najczęściej czterema przyciskami: Play, Ranking, Options i Exit. Wiadomo co kryje się za tymi przyciskami - poszczególne strony gry, które oferują określoną zawartość. Tak samo jest w grze "Battleship Game 2 AI". Mamy menu gry i przyciski. Poruszamy się po nich kursorem składającym się z myślnika i nawiasu znaku większości. Wchodzimy na stronę Enterem, a tam w zależności od strony mamy określony sposób postępowania z zawartościa, na którą w zależności od strony skłądają się także kolejne przyciski. Wchodzimy do gry, wybieramy użytkownika, albo go tworzymy, gramy, wygrywamy, zdobywamy </text:span><text:soft-page-break/><text:span text:style-name="T94">ładny wynik i wracamy do menu, albo gramy ponownie. </text:span><text:span text:style-name="T95">Wybieramy ponowną grę, z</text:span><text:span text:style-name="T94">dobywamy lepszy wynik</text:span><text:span text:style-name="T95">, który nadpisuje nasz poprzedni najelpszy wynik w rankingu.</text:span><text:span text:style-name="T98"> Z tą wiedzą można łatwo stwierdzić, iż gra tego typu powinna dla najlepszej czytelności zawierać jeden plik na jedną jej stronę oraz ewnetualne własnoręcznie stworzone biblioteki dla metod </text:span><text:span text:style-name="T100">wspólnych dla różnych stron.</text:span><text:span text:style-name="T103"> Właśnie w ten sposób zrobiona jest opisywana gra.</text:span></text:p>
      <text:p text:style-name="P44"><text:tab/></text:p>
      <text:p text:style-name="P45">[MOŻESZ JUŻ LECIEĆ z opisem struktury poszczególnych plików .cs]</text:p>
      <text:p text:style-name="P42"/>
      <text:p text:style-name="P42"/>
      <text:p text:style-name="P23"/>
      <text:p text:style-name="P23"/>
      <text:p text:style-name="P23"><text:span text:style-name="T24">8</text:span>. Instrukcja obsługi:</text:p>
      <text:p text:style-name="P18"/>
      <text:p text:style-name="P18"/>
      <text:p text:style-name="P18"/>
      <text:p text:style-name="P24"/>
      <text:p text:style-name="P24"/>
      <text:p text:style-name="P24"><text:span text:style-name="T24">9</text:span>. <text:span text:style-name="T96">Opis działania programu</text:span>:</text:p>
      <text:p text:style-name="P30"><text:tab/></text:p>
      <text:p text:style-name="P29"><text:tab/></text:p>
      <text:p text:style-name="P9"/>
      <text:p text:style-name="P9"/>
      <text:p text:style-name="P9"/>
      <text:p text:style-name="P9"/>
      <text:p text:style-name="P26">10. Bibliografia:</text:p>
      <text:p text:style-name="P12"/>
      <text:p text:style-name="P31">Do utworzenia programu <text:span text:style-name="T52">wykorzystano</text:span> wiedz<text:span text:style-name="T52">ę</text:span> z <text:span text:style-name="T92">poniższej</text:span><text:span text:style-name="T91"> literatury</text:span>:</text:p>
      <text:list text:style-name="L1">
        <text:list-item>
          <text:p text:style-name="P32"><text:span text:style-name="T64">"</text:span><text:span text:style-name="T65">C# </text:span><text:span text:style-name="T66">Praktyczny kurs</text:span><text:span text:style-name="T64">"</text:span><text:span text:style-name="T53"> – </text:span><text:span text:style-name="T54">Marcin Lis (wydanie 3)</text:span></text:p>
        </text:list-item>
        <text:list-item>
          <text:p text:style-name="P32"><text:span text:style-name="T64">"</text:span><text:span text:style-name="T55">C# 9.0 </text:span><text:span text:style-name="T67">w Pigułce</text:span><text:span text:style-name="T64">"</text:span> <text:span text:style-name="T53">–</text:span> Joseph Albahari</text:p>
        </text:list-item>
        <text:list-item>
          <text:p text:style-name="P46"><text:span text:style-name="T70">"</text:span><text:span text:style-name="T71">Czysty kod. Podręcznik dobrego programisty</text:span><text:span text:style-name="T70">"</text:span><text:span text:style-name="T50"> – </text:span><text:span text:style-name="T51">Robert C. Marti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scadia Mono" svg:font-family="'Cascadia Mono'" style:font-family-generic="roman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3H4M4S</meta:editing-duration>
    <meta:editing-cycles>93</meta:editing-cycles>
    <meta:generator>LibreOffice/7.5.5.2$Windows_X86_64 LibreOffice_project/ca8fe7424262805f223b9a2334bc7181abbcbf5e</meta:generator>
    <dc:date>2024-09-22T00:04:05.615000000</dc:date>
    <meta:document-statistic meta:table-count="0" meta:image-count="0" meta:object-count="0" meta:page-count="4" meta:paragraph-count="55" meta:word-count="1297" meta:character-count="9397" meta:non-whitespace-character-count="8150"/>
    <meta:user-defined meta:name="Info 1"/>
    <meta:user-defined meta:name="Info 2"/>
    <meta:user-defined meta:name="Info 3"/>
    <meta:user-defined meta:name="Info 4"/>
  </office:meta>
</office:document-meta>
</file>